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fr" fo:country="FR" style:text-underline-style="none" fo:font-weight="normal" officeooo:rsid="001e7b70" officeooo:paragraph-rsid="001e7b70"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fr" fo:country="FR" style:text-underline-style="none" fo:font-weight="normal" officeooo:rsid="001f9762" officeooo:paragraph-rsid="001f9762"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fr" fo:country="FR" style:text-underline-style="none" fo:font-weight="normal" officeooo:rsid="001fc2b2" officeooo:paragraph-rsid="001fc2b2"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fr" fo:country="FR" style:text-underline-style="none" fo:font-weight="normal" officeooo:rsid="0023c42d" officeooo:paragraph-rsid="0023c42d"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fr" fo:country="FR" style:text-underline-style="none" fo:font-weight="normal" officeooo:rsid="0024e043" officeooo:paragraph-rsid="0024e043"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fr" fo:country="FR" style:text-underline-style="none" fo:font-weight="normal" officeooo:rsid="00255c38" officeooo:paragraph-rsid="00255c38" style:font-size-asian="10.5pt" style:font-weight-asian="normal" style:font-size-complex="12pt" style:font-weight-complex="normal"/>
    </style:style>
    <style:style style:name="P7" style:family="paragraph" style:parent-style-name="Standard">
      <style:text-properties fo:font-size="12pt" fo:language="fr" fo:country="FR" style:text-underline-style="solid" style:text-underline-width="auto" style:text-underline-color="font-color" fo:font-weight="normal" officeooo:rsid="0024115b" officeooo:paragraph-rsid="0023c42d" style:font-size-asian="12pt" style:font-weight-asian="normal" style:font-size-complex="12pt" style:font-weight-complex="normal"/>
    </style:style>
    <style:style style:name="P8" style:family="paragraph" style:parent-style-name="Standard">
      <style:text-properties fo:font-size="15pt" fo:language="fr" fo:country="FR" style:text-underline-style="solid" style:text-underline-width="auto" style:text-underline-color="font-color" fo:font-weight="bold" officeooo:rsid="001e7b70" officeooo:paragraph-rsid="001e7b70" style:font-size-asian="13.1000003814697pt" style:font-weight-asian="bold" style:font-size-complex="15pt" style:font-weight-complex="bold"/>
    </style:style>
    <style:style style:name="P9" style:family="paragraph" style:parent-style-name="Standard">
      <style:paragraph-properties fo:text-align="justify" style:justify-single-word="false"/>
      <style:text-properties fo:font-size="15pt" fo:language="fr" fo:country="FR" style:text-underline-style="solid" style:text-underline-width="auto" style:text-underline-color="font-color" fo:font-weight="bold" officeooo:rsid="00221519" officeooo:paragraph-rsid="00221519" style:font-size-asian="13.1000003814697pt" style:font-weight-asian="bold" style:font-size-complex="15pt" style:font-weight-complex="bold"/>
    </style:style>
    <style:style style:name="T1" style:family="text">
      <style:text-properties officeooo:rsid="00217a9a"/>
    </style:style>
    <style:style style:name="T2" style:family="text">
      <style:text-properties officeooo:rsid="0023c42d"/>
    </style:style>
    <style:style style:name="T3" style:family="text">
      <style:text-properties officeooo:rsid="001e7b70"/>
    </style:style>
    <style:style style:name="T4" style:family="text">
      <style:text-properties style:language-asian="zxx" style:country-asian="none" style:language-complex="zxx" style:country-complex="none"/>
    </style:style>
    <style:style style:name="T5" style:family="text">
      <style:text-properties officeooo:rsid="0024e0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AC OS X</text:p>
      <text:p text:style-name="P8"/>
      <text:p text:style-name="P7"><text:span text:style-name="T5">Déploiement</text:span> <text:span text:style-name="T2">pour</text:span> MAC OS X</text:p>
      <text:p text:style-name="P8"/>
      <text:p text:style-name="P4"><text:span text:style-name="T4">S'il vous faut déployer OPP sur MAC OS X, vous devez d'abord compiler l'OPP sur MAC en mode release. Vous trouverez dans le repertoire de sortie le bundle crée par Qt et appelé « opp.app » ; </text:span><text:span text:style-name="T3"> </text:span></text:p>
      <text:p text:style-name="P1"/>
      <text:p text:style-name="P4">Ensuite, vous utilisez <text:span text:style-name="T3">"macdeployqt" </text:span>qui est l'outil Qt qui met les répertoires « .framework » de Qt dans le répertoire « Frameworks » de notre bundle. Il met les fichier binaires .dylib de Qt dans le repertoire « Plugins » et automatise le changement des chemins des dépendances dans les executable des répertoires « .framework » et les plugins Qt. <text:span text:style-name="T5">Il se situe dans le répertoire « bin » du répertoire Qt installé sur votre ordinateur.</text:span></text:p>
      <text:p text:style-name="P4"/>
      <text:p text:style-name="P4">Vous noterez que pour faire cela manuellement il vous faut copier toutes les dépendances concernées situées dans le dossier Qt, dans les bon répertoires du bundle « opp.app ». Puis vous devez utiliser « otool » en ligne de commande pour afficher l'id des fichiers binaires et <text:span text:style-name="T5">le chemin </text:span>de leurs <text:span text:style-name="T5">dépendances</text:span> (incluant l'executable « opp »  dans « opp.app/Contents/MacOs/ », le contenu de « opp.app/Frameworks » et le contenu de « opp.app/Plugins »). <text:s/><text:span text:style-name="T5">Finalement vous devez utiliser « install_name_tool » en ligne de commande pour changer les identifiers et les chemins des dépendances dans les différents fichiers binaires.</text:span></text:p>
      <text:p text:style-name="P4"/>
      <text:p text:style-name="P5"><text:span text:style-name="T5">A</text:span>près avoir utilisé « macdeployqt » (ou avoir fait le deploiement Qt manuellement), vous ouvrez le « .app » en faisant un click droit et en cliquant sur <text:span text:style-name="T3">"Display the content of the package" </text:span>(« Afficher le contenu du paquet »). Vous copiez les dossiers « lib » et « plugins » situés dans le bundle de VLC (à coup sûr dans votre répertoire « Application ») et vous les collez dans le répertoire de l'executable d'opp (dans « opp.app/Contents/MacOs ») ;</text:p>
      <text:p text:style-name="P1"/>
      <text:p text:style-name="P1">V<text:span text:style-name="T5">ous noterez que le code qt intégré à votre programme doit savoir où chercher les fichiers Qt « .framework » et les plugins Qt utilisés. Pour faire cela on ajoute les lignes suivantes dans la fonction « main » de « main.cpp » :</text:span></text:p>
      <text:p text:style-name="P2"/>
      <text:p text:style-name="P3"><text:tab/>#if defined( Q_OS_MAC )</text:p>
      <text:p text:style-name="P3"><text:s text:c="8"/><text:tab/><text:tab/>QStringList libPaths;</text:p>
      <text:p text:style-name="P3"><text:s text:c="8"/><text:tab/><text:tab/>libPaths &lt;&lt; a.applicationDirPath() + "/../PlugIns";</text:p>
      <text:p text:style-name="P3"><text:s text:c="8"/><text:tab/><text:tab/>QApplication::setLibraryPaths( libPaths );</text:p>
      <text:p text:style-name="P3"><text:s text:c="4"/><text:tab/>#endif</text:p>
      <text:p text:style-name="P3"/>
      <text:p text:style-name="P6">Si ce n'est pas fait, l'executable « opp » ne marcheras pas sur les ordinateurs aves la bibliothèque Qt d'installée. Le linker mac chargeras les dépendances de Qt depuis le bundle alors que l'executable « opp » chargeras les dépendances Qt depuis le répertoire Qt installé sur l'ordinateur. La conséquence sera que l'OPP ne pourra pas être lancé et il y aura une erreur disant que l'on essaye de lancer deux fois la même bibliothèque dynamic. </text:p>
      <text:p text:style-name="P3"/>
      <text:p text:style-name="P3"/>
      <text:p text:style-name="P9"><text:span text:style-name="T1">D</text:span>EB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4T09:47:39.121000000</meta:creation-date>
    <meta:editing-duration>PT31M27S</meta:editing-duration>
    <meta:editing-cycles>3</meta:editing-cycles>
    <meta:generator>LibreOffice/4.1.3.2$Windows_x86 LibreOffice_project/70feb7d99726f064edab4605a8ab840c50ec57a</meta:generator>
    <dc:date>2014-09-24T10:42:26.835000000</dc:date>
    <meta:document-statistic meta:table-count="0" meta:image-count="0" meta:object-count="0" meta:page-count="1" meta:paragraph-count="14" meta:word-count="438" meta:character-count="2588" meta:non-whitespace-character-count="2123"/>
    <meta:user-defined meta:name="Info 1"/>
    <meta:user-defined meta:name="Info 2"/>
    <meta:user-defined meta:name="Info 3"/>
    <meta:user-defined meta:name="Info 4"/>
  </office:meta>
</office:document-meta>
</file>